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4eef" officeooo:paragraph-rsid="001c4eef"/>
    </style:style>
    <style:style style:name="P2" style:family="paragraph" style:parent-style-name="Standard">
      <style:text-properties officeooo:rsid="001c9b87" officeooo:paragraph-rsid="001c9b87"/>
    </style:style>
    <style:style style:name="P3" style:family="paragraph" style:parent-style-name="Standard">
      <style:text-properties officeooo:rsid="001e9d3e" officeooo:paragraph-rsid="001e9d3e"/>
    </style:style>
    <style:style style:name="P4" style:family="paragraph" style:parent-style-name="Standard">
      <style:text-properties officeooo:rsid="001f2dd0" officeooo:paragraph-rsid="001f2dd0"/>
    </style:style>
    <style:style style:name="T1" style:family="text">
      <style:text-properties officeooo:rsid="001c4eef"/>
    </style:style>
    <style:style style:name="T2" style:family="text">
      <style:text-properties officeooo:rsid="001d0195"/>
    </style:style>
    <style:style style:name="T3" style:family="text">
      <style:text-properties officeooo:rsid="001f25b0"/>
    </style:style>
    <style:style style:name="T4" style:family="text">
      <style:text-properties officeooo:rsid="001fcf95"/>
    </style:style>
    <style:style style:name="T5" style:family="text">
      <style:text-properties officeooo:rsid="00201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ego: <text:span text:style-name="T1">rock-paper-scissors</text:span></text:p>
      <text:p text:style-name="P1"/>
      <text:p text:style-name="P1">Que ha de permitir:</text:p>
      <text:p text:style-name="P1">Conocer los nombres de los participantes</text:p>
      <text:p text:style-name="P1">El ganador de cada partida serà el que haya ganado más de 5 rondas.</text:p>
      <text:p text:style-name="P1">El <text:span text:style-name="T3">programa </text:span>elije al azar ()</text:p>
      <text:p text:style-name="P1">En caso de empate hay que repetir la ronda</text:p>
      <text:p text:style-name="P1">Informar el resultado de cada ronda</text:p>
      <text:p text:style-name="P1">Mostrar estadisticas acumulado de cada ronda, <text:span text:style-name="T2">con %</text:span>.</text:p>
      <text:p text:style-name="P3">Permitir jugar una nueva partida</text:p>
      <text:p text:style-name="P4">Añadir figuritas → <text:span text:style-name="T4">unicode-table.com exemple \u2750 </text:span><text:span text:style-name="T5">o \U0000354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20:53:15.160660346</meta:creation-date>
    <dc:date>2022-02-14T21:08:36.545346424</dc:date>
    <meta:editing-duration>PT15M18S</meta:editing-duration>
    <meta:editing-cycles>8</meta:editing-cycles>
    <meta:generator>LibreOffice/7.2.5.2.0$Linux_X86_64 LibreOffice_project/20$Build-2</meta:generator>
    <meta:document-statistic meta:table-count="0" meta:image-count="0" meta:object-count="0" meta:page-count="1" meta:paragraph-count="10" meta:word-count="68" meta:character-count="405" meta:non-whitespace-character-count="347"/>
  </office:meta>
</office:document-meta>
</file>